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25-11-0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25-09-15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25-06-27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25-05-2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25-04-2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24-11-08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24-10-09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24-09-16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24-07-12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24-06-03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24-05-08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24-04-0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24-03-0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23-11-22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23-10-18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23-09-11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23-08-15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23-08-09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23-07-14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23-06-12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23-05-25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23-04-2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22-11-15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22-10-10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22-09-08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22-08-15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22-07-2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22-06-15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22-05-05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22-04-13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21-11-24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21-10-06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21-09-0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21-08-19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21-07-09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21-06-22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21-04-13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21-03-09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20-11-19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20-10-28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20-09-2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20-08-21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20-07-21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20-06-10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20-05-1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9-11-22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9-10-29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9-09-23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9-08-23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9-07-23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9-06-12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9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9-04-09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8-11-0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8-10-03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8-09-07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8-08-1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8-07-12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8-06-11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8-05-15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8-04-23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7-12-04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7-11-06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7-10-04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7-09-01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7-08-01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7-07-0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7-06-01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7-05-0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7-04-0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6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6-11-02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6-10-11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6-09-02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6-08-01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6-07-12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6-06-01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6-05-02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6-04-11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5-12-08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5-11-02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5-10-05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5-09-0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5-08-03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5-07-0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5-06-04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5-05-04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5-03-13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4-12-0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4-11-05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4-10-03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4-09-02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4-08-01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4-07-02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4-06-02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4-05-02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4-03-31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3-11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3-10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3-09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3-08-0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3-07-0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3-06-0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3-04-0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2-12-0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2-11-01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2-09-04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2-08-0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2-07-0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2-06-0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2-05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2-03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1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8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8-05-2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7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6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6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6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6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6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6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6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5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5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4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3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3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2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1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1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0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2000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9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8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7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7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7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6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6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6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6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6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6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5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5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5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4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4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3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2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1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9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8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8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8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8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8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8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8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8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8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89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8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8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8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8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8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8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4</text:p>
          </table:table-cell>
          <table:table-cell office:value-type="string" calcext:value-type="string">
            <text:p>QBAA nr Slayton, ENGEBRETSON WMA</text:p>
          </table:table-cell>
          <table:table-cell office:value-type="string" calcext:value-type="string">
            <text:p>1984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6" meta:object-count="0"/>
    <meta:user-defined meta:name="AppVersion">3.0</meta:user-defined>
  </office:meta>
</office:document-meta>
</file>